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content.xml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tyles.xml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89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weight-asian="normal"/>
    </style:style>
    <style:style style:name="ce2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  <style:text-properties style:font-weight-asian="normal"/>
    </style:style>
    <style:style style:name="ce3" style:family="table-cell" style:parent-style-name="Default" style:data-style-name="N60">
      <style:table-cell-properties fo:border="0.06pt solid #000000" fo:padding-bottom="0.0193in" fo:padding-left="0.0138in" fo:padding-right="0.0138in" fo:padding-top="0.0193in"/>
      <style:text-properties style:font-weight-asian="normal"/>
    </style:style>
    <style:style style:name="gr1" style:family="graphic">
      <style:graphic-properties draw:ole-draw-aspect="1"/>
    </style:style>
  </office:automatic-styles>
  <office:body>
    <office:spreadsheet>
      <table:table table:name="工作表1" table:style-name="ta1">
        <table:shapes>
          <draw:frame draw:z-index="0" draw:style-name="gr1" svg:width="6.3012in" svg:height="3.5453in" svg:x="12.5335in" svg:y="0.1685in">
            <draw:object draw:notify-on-update-of-ranges="工作表1.A11:工作表1.A13 工作表1.C9:工作表1.C9 工作表1.D11:工作表1.D13 工作表1.A11:工作表1.A13 工作表1.F9:工作表1.F9 工作表1.G11:工作表1.G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12in" svg:height="3.5358in" svg:x="12.5634in" svg:y="1.7626in">
            <draw:object draw:notify-on-update-of-ranges="工作表1.A11:工作表1.A15 工作表1.I9:工作表1.I9 工作表1.J11:工作表1.J15 工作表1.A11:工作表1.A15 工作表1.L9:工作表1.L9 工作表1.M11:工作表1.M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13.1264in" svg:y="2.2311in">
            <draw:object draw:notify-on-update-of-ranges="工作表1.A11:工作表1.A13 工作表1.C9:工作表1.C9 工作表1.E11:工作表1.E13 工作表1.A11:工作表1.A13 工作表1.F9:工作表1.F9 工作表1.H11:工作表1.H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3012in" svg:height="3.5354in" svg:x="4.4445in" svg:y="3.5354in">
            <draw:object draw:notify-on-update-of-ranges="工作表1.A11:工作表1.A15 工作表1.I9:工作表1.I9 工作表1.K11:工作表1.K15 工作表1.A11:工作表1.A15 工作表1.L9:工作表1.L9 工作表1.N11:工作表1.N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 table:number-rows-repeated="8">
          <table:table-cell table:number-columns-repeated="14"/>
        </table:table-row>
        <table:table-row table:style-name="ro2">
          <table:table-cell/>
          <table:table-cell table:style-name="ce1"/>
          <table:table-cell table:style-name="ce2" office:value-type="string" table:number-columns-spanned="3" table:number-rows-spanned="1">
            <text:p>bruteforce</text:p>
          </table:table-cell>
          <table:covered-table-cell table:number-columns-repeated="2" table:style-name="ce1"/>
          <table:table-cell table:style-name="ce2" office:value-type="string" table:number-columns-spanned="3" table:number-rows-spanned="1">
            <text:p>greedy</text:p>
          </table:table-cell>
          <table:covered-table-cell table:number-columns-repeated="2" table:style-name="ce1"/>
          <table:table-cell table:style-name="ce2" office:value-type="string" table:number-columns-spanned="3" table:number-rows-spanned="1">
            <text:p>dynamic programming</text:p>
          </table:table-cell>
          <table:covered-table-cell table:number-columns-repeated="2" table:style-name="ce1"/>
          <table:table-cell table:style-name="ce2" office:value-type="string" table:number-columns-spanned="3" table:number-rows-spanned="1">
            <text:p>recursion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1" office:value-type="string">
            <text:p>input size </text:p>
          </table:table-cell>
          <table:table-cell table:style-name="ce1" office:value-type="string">
            <text:p>Max = </text:p>
          </table:table-cell>
          <table:table-cell table:style-name="ce1" office:value-type="string">
            <text:p>runtime(s)</text:p>
          </table:table-cell>
          <table:table-cell table:style-name="ce1" office:value-type="string">
            <text:p>memory(MB)</text:p>
          </table:table-cell>
          <table:table-cell table:style-name="ce1" office:value-type="string">
            <text:p>Max = </text:p>
          </table:table-cell>
          <table:table-cell table:style-name="ce1" office:value-type="string">
            <text:p>runtime(s)</text:p>
          </table:table-cell>
          <table:table-cell table:style-name="ce1" office:value-type="string">
            <text:p>memory(MB)</text:p>
          </table:table-cell>
          <table:table-cell table:style-name="ce1" office:value-type="string">
            <text:p>Max = </text:p>
          </table:table-cell>
          <table:table-cell table:style-name="ce1" office:value-type="string">
            <text:p>runtime(s)</text:p>
          </table:table-cell>
          <table:table-cell table:style-name="ce1" office:value-type="string">
            <text:p>memory(MB)</text:p>
          </table:table-cell>
          <table:table-cell table:style-name="ce1" office:value-type="string">
            <text:p>Max = </text:p>
          </table:table-cell>
          <table:table-cell table:style-name="ce1" office:value-type="string">
            <text:p>runtime(s)</text:p>
          </table:table-cell>
          <table:table-cell table:style-name="ce1" office:value-type="string">
            <text:p>memory(MB)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n5S1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0.000175">
            <text:p>0.000175</text:p>
          </table:table-cell>
          <table:table-cell table:style-name="ce1" office:value-type="float" office:value="3.29297">
            <text:p>3.29297</text:p>
          </table:table-cell>
          <table:table-cell table:style-name="ce1" office:value-type="float" office:value="54">
            <text:p>54</text:p>
          </table:table-cell>
          <table:table-cell table:style-name="ce3" office:value-type="float" office:value="0.000071">
            <text:p>7.10E-005</text:p>
          </table:table-cell>
          <table:table-cell table:style-name="ce1" office:value-type="float" office:value="3.29297">
            <text:p>3.29297</text:p>
          </table:table-cell>
          <table:table-cell table:style-name="ce1" office:value-type="float" office:value="54">
            <text:p>54</text:p>
          </table:table-cell>
          <table:table-cell table:style-name="ce3" office:value-type="float" office:value="0.000073">
            <text:p>7.30E-005</text:p>
          </table:table-cell>
          <table:table-cell table:style-name="ce1" office:value-type="float" office:value="3.29297">
            <text:p>3.29297</text:p>
          </table:table-cell>
          <table:table-cell table:style-name="ce1" office:value-type="float" office:value="54">
            <text:p>54</text:p>
          </table:table-cell>
          <table:table-cell table:style-name="ce3" office:value-type="float" office:value="0.000071">
            <text:p>7.10E-005</text:p>
          </table:table-cell>
          <table:table-cell table:style-name="ce1" office:value-type="float" office:value="3.29297">
            <text:p>3.2929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string">
            <text:p>n10S100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0.002917">
            <text:p>0.002917</text:p>
          </table:table-cell>
          <table:table-cell table:style-name="ce1" office:value-type="float" office:value="3.29297">
            <text:p>3.29297</text:p>
          </table:table-cell>
          <table:table-cell table:style-name="ce1" office:value-type="float" office:value="366">
            <text:p>366</text:p>
          </table:table-cell>
          <table:table-cell table:style-name="ce3" office:value-type="float" office:value="0.000075">
            <text:p>7.50E-005</text:p>
          </table:table-cell>
          <table:table-cell table:style-name="ce1" office:value-type="float" office:value="3.29297">
            <text:p>3.29297</text:p>
          </table:table-cell>
          <table:table-cell office:value-type="float" office:value="366">
            <text:p>366</text:p>
          </table:table-cell>
          <table:table-cell table:style-name="ce1" office:value-type="float" office:value="0.000134">
            <text:p>0.000134</text:p>
          </table:table-cell>
          <table:table-cell table:style-name="ce1" office:value-type="float" office:value="3.29297">
            <text:p>3.29297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0.000101">
            <text:p>0.000101</text:p>
          </table:table-cell>
          <table:table-cell table:style-name="ce1" office:value-type="float" office:value="3.29297">
            <text:p>3.2929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string">
            <text:p>n20S100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4.16123">
            <text:p>4.16123</text:p>
          </table:table-cell>
          <table:table-cell table:style-name="ce1" office:value-type="float" office:value="139.301">
            <text:p>139.301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0.000112">
            <text:p>0.000112</text:p>
          </table:table-cell>
          <table:table-cell table:style-name="ce1" office:value-type="float" office:value="3.29297">
            <text:p>3.29297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0.000197">
            <text:p>0.000197</text:p>
          </table:table-cell>
          <table:table-cell table:style-name="ce1" office:value-type="float" office:value="3.29297">
            <text:p>3.29297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0.000173">
            <text:p>0.000173</text:p>
          </table:table-cell>
          <table:table-cell table:style-name="ce1" office:value-type="float" office:value="3.29297">
            <text:p>3.2929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style-name="ce1" office:value-type="string">
            <text:p>n100S1000</text:p>
          </table:table-cell>
          <table:table-cell table:number-columns-repeated="6" table:style-name="ce1" office:value-type="string">
            <text:p>--</text:p>
          </table:table-cell>
          <table:table-cell table:style-name="ce1" office:value-type="float" office:value="4729">
            <text:p>4729</text:p>
          </table:table-cell>
          <table:table-cell table:style-name="ce1" office:value-type="float" office:value="0.006055">
            <text:p>0.006055</text:p>
          </table:table-cell>
          <table:table-cell table:style-name="ce1" office:value-type="float" office:value="4.0625">
            <text:p>4.0625</text:p>
          </table:table-cell>
          <table:table-cell table:style-name="ce1" office:value-type="float" office:value="4729">
            <text:p>4729</text:p>
          </table:table-cell>
          <table:table-cell table:style-name="ce1" office:value-type="float" office:value="0.004522">
            <text:p>0.004522</text:p>
          </table:table-cell>
          <table:table-cell table:style-name="ce1" office:value-type="float" office:value="3.67578">
            <text:p>3.67578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style-name="ce1" office:value-type="string">
            <text:p>n1KS10K</text:p>
          </table:table-cell>
          <table:table-cell table:number-columns-repeated="6" table:style-name="ce1" office:value-type="string">
            <text:p>--</text:p>
          </table:table-cell>
          <table:table-cell table:style-name="ce1" office:value-type="float" office:value="45396">
            <text:p>45396</text:p>
          </table:table-cell>
          <table:table-cell table:style-name="ce1" office:value-type="float" office:value="0.608071">
            <text:p>0.608071</text:p>
          </table:table-cell>
          <table:table-cell table:style-name="ce1" office:value-type="float" office:value="79.7305">
            <text:p>79.7305</text:p>
          </table:table-cell>
          <table:table-cell table:style-name="ce1" office:value-type="float" office:value="45396">
            <text:p>45396</text:p>
          </table:table-cell>
          <table:table-cell table:style-name="ce1" office:value-type="float" office:value="0.53637">
            <text:p>0.53637</text:p>
          </table:table-cell>
          <table:table-cell table:style-name="ce1" office:value-type="float" office:value="41.4258">
            <text:p>41.4258</text:p>
          </table:table-cell>
        </table:table-row>
      </table:table>
      <table:table table:name="工作表2" table:style-name="ta1">
        <table:table-column table:style-name="co6" table:default-cell-style-name="Default"/>
        <table:table-row table:style-name="ro1">
          <table:table-cell/>
        </table:table-row>
      </table:table>
      <table:table table:name="工作表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Verdana" style:language-asian="zh" style:country-asian="TW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8:52:30</meta:creation-date>
    <dc:date>2012-04-06T09:43:12</dc:date>
    <meta:editing-duration>PT2M50S</meta:editing-duration>
    <meta:editing-cycles>1</meta:editing-cycles>
    <meta:document-statistic meta:table-count="3" meta:cell-count="87" meta:object-count="4"/>
    <meta:generator>LibreOffice/3.5$Linux_x86 LibreOffice_project/350m1$Build-1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title svg:x="7.073cm" svg:y="0.315cm" chart:style-name="ch2">
          <text:p>Runtime</text:p>
        </chart:title>
        <chart:legend chart:legend-position="end" svg:x="13.101cm" svg:y="3.973cm" style:legend-expansion="high" chart:style-name="ch3"/>
        <chart:plot-area chart:style-name="ch4" table:cell-range-address="工作表1.A11:工作表1.A13 工作表1.C9:工作表1.C9 工作表1.D11:工作表1.D13 工作表1.F9:工作表1.F9 工作表1.G11:工作表1.G13" chart:data-source-has-labels="row" svg:x="1.318cm" svg:y="1.644cm" svg:width="11.144cm" svg:height="6.214cm">
          <chartooo:coordinate-region svg:x="2.059cm" svg:y="1.834cm" svg:width="10.201cm" svg:height="5.395cm"/>
          <chart:axis chart:dimension="x" chart:name="primary-x" chart:style-name="ch5">
            <chart:title svg:x="5.708cm" svg:y="8.039cm" chart:style-name="ch6">
              <text:p>number of items</text:p>
            </chart:title>
          </chart:axis>
          <chart:axis chart:dimension="y" chart:name="primary-y" chart:style-name="ch5">
            <chart:title svg:x="0.451cm" svg:y="5.287cm" chart:style-name="ch7">
              <text:p>time(s)</text:p>
            </chart:title>
            <chart:grid chart:style-name="ch8" chart:class="major"/>
          </chart:axis>
          <chart:series chart:style-name="ch9" chart:values-cell-range-address="工作表1.D11:工作表1.D13" chart:label-cell-address="工作表1.C9:工作表1.C9" chart:class="chart:scatter">
            <chart:domain table:cell-range-address="工作表1.A11:工作表1.A13"/>
            <chart:data-point chart:repeated="3"/>
          </chart:series>
          <chart:series chart:style-name="ch10" chart:values-cell-range-address="工作表1.G11:工作表1.G13" chart:label-cell-address="工作表1.F9:工作表1.F9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bruteforce</text:p>
                <draw:g>
                  <svg:desc>工作表1.C9:工作表1.C9</svg:desc>
                </draw:g>
              </table:table-cell>
              <table:table-cell office:value-type="string">
                <text:p>greedy</text:p>
                <draw:g>
                  <svg:desc>工作表1.F9:工作表1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工作表1.A11:工作表1.A13</svg:desc>
                </draw:g>
              </table:table-cell>
              <table:table-cell office:value-type="float" office:value="0.000175">
                <text:p>0.000175</text:p>
                <draw:g>
                  <svg:desc>工作表1.D11:工作表1.D13</svg:desc>
                </draw:g>
              </table:table-cell>
              <table:table-cell office:value-type="float" office:value="0.000071">
                <text:p>0.000071</text:p>
                <draw:g>
                  <svg:desc>工作表1.G11:工作表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2917">
                <text:p>0.002917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.16123">
                <text:p>4.16123</text:p>
              </table:table-cell>
              <table:table-cell office:value-type="float" office:value="0.000112">
                <text:p>0.000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8.982cm" xlink:href=".." xlink:type="simple" chart:class="chart:scatter" chart:style-name="ch1">
        <chart:title svg:x="7.14cm" svg:y="0.314cm" chart:style-name="ch2">
          <text:p>Rintime</text:p>
        </chart:title>
        <chart:legend chart:legend-position="end" svg:x="11.207cm" svg:y="3.961cm" style:legend-expansion="high" chart:style-name="ch3"/>
        <chart:plot-area chart:style-name="ch4" table:cell-range-address="工作表1.A11:工作表1.A15 工作表1.I9:工作表1.I9 工作表1.J11:工作表1.J15 工作表1.L9:工作表1.L9 工作表1.M11:工作表1.M15" chart:data-source-has-labels="row" svg:x="1.318cm" svg:y="1.64cm" svg:width="9.25cm" svg:height="6.195cm">
          <chartooo:coordinate-region svg:x="3.307cm" svg:y="1.83cm" svg:width="6.858cm" svg:height="5.376cm"/>
          <chart:axis chart:dimension="x" chart:name="primary-x" chart:style-name="ch5">
            <chart:title svg:x="4.761cm" svg:y="8.015cm" chart:style-name="ch6">
              <text:p>number of items</text:p>
            </chart:title>
          </chart:axis>
          <chart:axis chart:dimension="y" chart:name="primary-y" chart:style-name="ch7">
            <chart:title svg:x="0.451cm" svg:y="5.273cm" chart:style-name="ch8">
              <text:p>time(s)</text:p>
            </chart:title>
            <chart:grid chart:style-name="ch9" chart:class="major"/>
          </chart:axis>
          <chart:series chart:style-name="ch10" chart:values-cell-range-address="工作表1.J11:工作表1.J15" chart:label-cell-address="工作表1.I9:工作表1.I9" chart:class="chart:scatter">
            <chart:domain table:cell-range-address="工作表1.A11:工作表1.A15"/>
            <chart:data-point chart:repeated="5"/>
          </chart:series>
          <chart:series chart:style-name="ch11" chart:values-cell-range-address="工作表1.M11:工作表1.M15" chart:label-cell-address="工作表1.L9:工作表1.L9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dynamic programming</text:p>
                <draw:g>
                  <svg:desc>工作表1.I9:工作表1.I9</svg:desc>
                </draw:g>
              </table:table-cell>
              <table:table-cell office:value-type="string">
                <text:p>recursion</text:p>
                <draw:g>
                  <svg:desc>工作表1.L9:工作表1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工作表1.A11:工作表1.A15</svg:desc>
                </draw:g>
              </table:table-cell>
              <table:table-cell office:value-type="float" office:value="0.000073">
                <text:p>0.000073</text:p>
                <draw:g>
                  <svg:desc>工作表1.J11:工作表1.J15</svg:desc>
                </draw:g>
              </table:table-cell>
              <table:table-cell office:value-type="float" office:value="0.000071">
                <text:p>0.000071</text:p>
                <draw:g>
                  <svg:desc>工作表1.M11:工作表1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134">
                <text:p>0.000134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6055">
                <text:p>0.006055</text:p>
              </table:table-cell>
              <table:table-cell office:value-type="float" office:value="0.004522">
                <text:p>0.004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608071">
                <text:p>0.608071</text:p>
              </table:table-cell>
              <table:table-cell office:value-type="float" office:value="0.53637">
                <text:p>0.536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81cm" svg:y="0.315cm" chart:style-name="ch2">
          <text:p>Memory</text:p>
        </chart:title>
        <chart:legend chart:legend-position="end" svg:x="13.095cm" svg:y="3.97cm" style:legend-expansion="high" chart:style-name="ch3"/>
        <chart:plot-area chart:style-name="ch4" table:cell-range-address="工作表1.A11:工作表1.A13 工作表1.C9:工作表1.C9 工作表1.E11:工作表1.E13 工作表1.F9:工作表1.F9 工作表1.H11:工作表1.H13" chart:data-source-has-labels="row" svg:x="1.318cm" svg:y="1.644cm" svg:width="11.138cm" svg:height="6.208cm">
          <chartooo:coordinate-region svg:x="2.171cm" svg:y="1.835cm" svg:width="10.083cm" svg:height="5.388cm"/>
          <chart:axis chart:dimension="x" chart:name="primary-x" chart:style-name="ch5">
            <chart:title svg:x="5.705cm" svg:y="8.033cm" chart:style-name="ch6">
              <text:p>number of items</text:p>
            </chart:title>
          </chart:axis>
          <chart:axis chart:dimension="y" chart:name="primary-y" chart:style-name="ch5">
            <chart:title svg:x="0.451cm" svg:y="6.176cm" chart:style-name="ch7">
              <text:p>memory usage(MB)</text:p>
            </chart:title>
            <chart:grid chart:style-name="ch8" chart:class="major"/>
          </chart:axis>
          <chart:series chart:style-name="ch9" chart:values-cell-range-address="工作表1.E11:工作表1.E13" chart:label-cell-address="工作表1.C9:工作表1.C9" chart:class="chart:scatter">
            <chart:domain table:cell-range-address="工作表1.A11:工作表1.A13"/>
            <chart:data-point chart:repeated="3"/>
          </chart:series>
          <chart:series chart:style-name="ch10" chart:values-cell-range-address="工作表1.H11:工作表1.H13" chart:label-cell-address="工作表1.F9:工作表1.F9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bruteforce</text:p>
                <draw:g>
                  <svg:desc>工作表1.C9:工作表1.C9</svg:desc>
                </draw:g>
              </table:table-cell>
              <table:table-cell office:value-type="string">
                <text:p>greedy</text:p>
                <draw:g>
                  <svg:desc>工作表1.F9:工作表1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工作表1.A11:工作表1.A13</svg:desc>
                </draw:g>
              </table:table-cell>
              <table:table-cell office:value-type="float" office:value="3.29297">
                <text:p>3.29297</text:p>
                <draw:g>
                  <svg:desc>工作表1.E11:工作表1.E13</svg:desc>
                </draw:g>
              </table:table-cell>
              <table:table-cell office:value-type="float" office:value="3.29297">
                <text:p>3.29297</text:p>
                <draw:g>
                  <svg:desc>工作表1.H11:工作表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29297">
                <text:p>3.29297</text:p>
              </table:table-cell>
              <table:table-cell office:value-type="float" office:value="3.29297">
                <text:p>3.29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39.301">
                <text:p>139.301</text:p>
              </table:table-cell>
              <table:table-cell office:value-type="float" office:value="3.29297">
                <text:p>3.292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8.981cm" xlink:href=".." xlink:type="simple" chart:class="chart:scatter" chart:style-name="ch1">
        <chart:title svg:x="7.084cm" svg:y="0.314cm" chart:style-name="ch2">
          <text:p>Memory</text:p>
        </chart:title>
        <chart:legend chart:legend-position="end" svg:x="11.207cm" svg:y="3.96cm" style:legend-expansion="high" chart:style-name="ch3"/>
        <chart:plot-area chart:style-name="ch4" table:cell-range-address="工作表1.A11:工作表1.A15 工作表1.I9:工作表1.I9 工作表1.K11:工作表1.K15 工作表1.L9:工作表1.L9 工作表1.N11:工作表1.N15" chart:data-source-has-labels="row" svg:x="1.318cm" svg:y="1.64cm" svg:width="9.25cm" svg:height="6.194cm">
          <chartooo:coordinate-region svg:x="1.97cm" svg:y="1.831cm" svg:width="8.195cm" svg:height="5.374cm"/>
          <chart:axis chart:dimension="x" chart:name="primary-x" chart:style-name="ch5">
            <chart:title svg:x="4.761cm" svg:y="8.014cm" chart:style-name="ch6">
              <text:p>number of items</text:p>
            </chart:title>
          </chart:axis>
          <chart:axis chart:dimension="y" chart:name="primary-y" chart:style-name="ch5">
            <chart:title svg:x="0.451cm" svg:y="6.165cm" chart:style-name="ch7">
              <text:p>memory usage(MB)</text:p>
            </chart:title>
            <chart:grid chart:style-name="ch8" chart:class="major"/>
          </chart:axis>
          <chart:series chart:style-name="ch9" chart:values-cell-range-address="工作表1.K11:工作表1.K15" chart:label-cell-address="工作表1.I9:工作表1.I9" chart:class="chart:scatter">
            <chart:domain table:cell-range-address="工作表1.A11:工作表1.A15"/>
            <chart:data-point chart:repeated="5"/>
          </chart:series>
          <chart:series chart:style-name="ch10" chart:values-cell-range-address="工作表1.N11:工作表1.N15" chart:label-cell-address="工作表1.L9:工作表1.L9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dynamic programming</text:p>
                <draw:g>
                  <svg:desc>工作表1.I9:工作表1.I9</svg:desc>
                </draw:g>
              </table:table-cell>
              <table:table-cell office:value-type="string">
                <text:p>recursion</text:p>
                <draw:g>
                  <svg:desc>工作表1.L9:工作表1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工作表1.A11:工作表1.A15</svg:desc>
                </draw:g>
              </table:table-cell>
              <table:table-cell office:value-type="float" office:value="3.29297">
                <text:p>3.29297</text:p>
                <draw:g>
                  <svg:desc>工作表1.K11:工作表1.K15</svg:desc>
                </draw:g>
              </table:table-cell>
              <table:table-cell office:value-type="float" office:value="3.29297">
                <text:p>3.29297</text:p>
                <draw:g>
                  <svg:desc>工作表1.N11:工作表1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29297">
                <text:p>3.29297</text:p>
              </table:table-cell>
              <table:table-cell office:value-type="float" office:value="3.29297">
                <text:p>3.29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.29297">
                <text:p>3.29297</text:p>
              </table:table-cell>
              <table:table-cell office:value-type="float" office:value="3.29297">
                <text:p>3.29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.0625">
                <text:p>4.0625</text:p>
              </table:table-cell>
              <table:table-cell office:value-type="float" office:value="3.67578">
                <text:p>3.67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79.7305">
                <text:p>79.7305</text:p>
              </table:table-cell>
              <table:table-cell office:value-type="float" office:value="41.4258">
                <text:p>41.42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